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e66" officeooo:paragraph-rsid="0013de66"/>
    </style:style>
    <style:style style:name="P2" style:family="paragraph" style:parent-style-name="Standard">
      <style:text-properties officeooo:rsid="0013de66" officeooo:paragraph-rsid="0013de66"/>
    </style:style>
    <style:style style:name="P3" style:family="paragraph" style:parent-style-name="Standard">
      <style:text-properties officeooo:rsid="0014c2bb" officeooo:paragraph-rsid="0014c2bb"/>
    </style:style>
    <style:style style:name="P4" style:family="paragraph" style:parent-style-name="Standard">
      <style:text-properties officeooo:rsid="0014c2bb" officeooo:paragraph-rsid="0015cb1a"/>
    </style:style>
    <style:style style:name="P5" style:family="paragraph" style:parent-style-name="Standard">
      <style:text-properties officeooo:rsid="0015cb1a" officeooo:paragraph-rsid="0015cb1a"/>
    </style:style>
    <style:style style:name="T1" style:family="text">
      <style:text-properties officeooo:rsid="0015cb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rear</text:p>
      <text:p text:style-name="P1">docker-compose up </text:p>
      <text:p text:style-name="Standard"/>
      <text:p text:style-name="P1">Recostruir el archivo compose</text:p>
      <text:p text:style-name="P1">docker-compose up --build</text:p>
      <text:p text:style-name="Standard"/>
      <text:p text:style-name="Standard"/>
      <text:p text:style-name="P1">listar</text:p>
      <text:p text:style-name="P1">Docker ps</text:p>
      <text:p text:style-name="P1"/>
      <text:p text:style-name="P1"/>
      <text:p text:style-name="P3">valido primero en linux <text:span text:style-name="T1">los serrvicos</text:span> </text:p>
      <text:p text:style-name="P3">curl -i localhost:8081</text:p>
      <text:p text:style-name="P3"/>
      <text:p text:style-name="P3"/>
      <text:p text:style-name="P3"/>
      <text:p text:style-name="P4">despues en windows <text:span text:style-name="T1">como link</text:span></text:p>
      <text:p text:style-name="P5">172.25.13.101:8080/saluda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1:37:14.168962960</meta:creation-date>
    <dc:date>2018-04-11T12:19:01.644762099</dc:date>
    <meta:editing-duration>PT37M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9" meta:character-count="206" meta:non-whitespace-character-count="186"/>
  </office:meta>
</office:document-meta>
</file>